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3</text:p>
          </table:table-cell>
          <table:table-cell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4</text:p>
          </table:table-cell>
          <table:table-cell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ithmetic mean α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SUM([.C2:.C3])/2" office:value-type="float" office:value="0.126" calcext:value-type="float">
            <text:p>0,13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SUM([.C4:.C5])/2" office:value-type="float" office:value="0.2345" calcext:value-type="float">
            <text:p>0,23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SUM([.C6])" office:value-type="float" office:value="0.0422" calcext:value-type="float">
            <text:p>0,04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 style:data-style-name="N2" text:time-value="17:50:22.8339740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6:48:23.740534799</meta:creation-date>
    <dc:date>2016-11-19T17:54:40.650331305</dc:date>
    <meta:editing-duration>PT9M34S</meta:editing-duration>
    <meta:editing-cycles>6</meta:editing-cycles>
    <meta:generator>LibreOffice/5.0.3.2$Linux_X86_64 LibreOffice_project/00m0$Build-2</meta:generator>
    <meta:document-statistic meta:table-count="1" meta:cell-count="36" meta:object-count="0"/>
  </office:meta>
</office:document-meta>
</file>